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b3c2" officeooo:paragraph-rsid="001db3c2"/>
    </style:style>
    <style:style style:name="P2" style:family="paragraph" style:parent-style-name="Standard">
      <style:text-properties officeooo:rsid="000a5934" officeooo:paragraph-rsid="001db3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mande : </text:p>
      <text:p text:style-name="P2">Je souhaite écrire une histoire de science fiction dans le style d’Isaac Asimov. Donne-moi les chapitres</text:p>
      <text:p text:style-name="P2"/>
      <text:p text:style-name="P1">Réponse : </text:p>
      <text:p text:style-name="P2">Chapter 1: The Discovery<text:line-break/><text:line-break/>In the year 2145, the world was on the brink of a technological revolution. Dr. John Watson, a brilliant scientist, had just made an earth-shattering discovery. Hidden deep within the heart of the Amazon rainforest lay a hidden city, untouched by modern civilization.<text:line-break/><text:line-break/>Dr. Watson's team had been conducting research in this remote area when they stumbled upon this lost city. Its architecture and artifacts were unlike anything they had ever seen before. They immediately knew that they had uncovered something groundbreaking.<text:line-break/><text:line-break/>Chapter 2: The Exploration<text:line-break/><text:line-break/>News of the discovery spread like wildfire, attracting scientists, archaeologists, and adventurers from all corners of the globe. The team embarked on an expedition to explore this ancient metropolis.<text:line-break/><text:line-break/>As they ventured deeper into the city, they discovered advanced technologies, intricate puzzles, and cryptic messages left behind by a mysterious civilization. Each new discovery brought them closer to understanding the true nature of these people who had once inhabited the city.<text:line-break/><text:line-break/>Chapter 3: The Enigma<text:line-break/><text:line-break/>One particular artifact caught Dr. Watson's attention - a strange device that emitted an energy field unlike anything he had ever seen before. He believed it held the key to unlocking more secrets within the city.<text:line-break/><text:line-break/>His team worked tirelessly, trying to decipher how to activate and harness its power. As they unraveled each layer of the mystery, they found themselves drawn into a complex web of knowledge and wisdom that transcended time and space.<text:line-break/><text:line-break/>Chapter 4: The Revelation<text:line-break/><text:line-break/>Their efforts finally paid off when Dr. Watson managed to activate the device. A flood of information poured out from it, filling the air with an ethereal glow. Slowly but surely, they started piecing together a message from the past - a message that would change humanity's understanding of its own existence.<text:line-break/><text:line-break/>As they continued to decipher the messages, they realized that these ancient civilizations had achieved extraordinary feats. They had mastered time travel, intergalactic communication, and the manipulation of matter itself.<text:line-break/><text:line-break/>Chapter 5: The Legacy<text:line-break/><text:line-break/>With this newfound knowledge, Dr. Watson and his team set out on a mission to share their discoveries with the world. They aimed to inspire future generations to dream big and explore beyond the limits of their own time.<text:line-break/><text:line-break/><text:soft-page-break/>In doing so, they hoped that these lost civilizations would live again through the collective consciousness of mankind. And so, the discovery of this hidden city marked not only a pivotal moment in history but also served as a timeless reminder of what lies within us all - the innate curiosity and desire to explore the unknown.</text:p>
      <text:p text:style-name="P2"/>
      <text:p text:style-name="P1">Selection de tout le texte, demande : traduit ce texte en français</text:p>
      <text:p text:style-name="P1"/>
      <text:p text:style-name="P2">Chapitre 1 : La Découverte<text:line-break/><text:line-break/>En 2145, le monde se trouvait sur le bord de la révolution technologique. Le Dr John Watson, un scientifique brillant, venait de faire une découverte éclatante. Au cœur de la forêt amazonienne, au milieu de l'inexploité, se cachait une ville perdue, inconnue du monde moderne.<text:line-break/><text:line-break/>Le Dr Watson et son équipe avaient mené des recherches dans cette zone inconnue lorsqu'ils sont venus à la connaissance de cette ville perdue. L'architecture et les artéfacts étaient totalement inconnus pour eux. Ils comprirent qu'il s'agissait d'une découverte historique.<text:line-break/><text:line-break/>Chapitre 2 : L'Exploration<text:line-break/><text:line-break/>Les nouvelles de la découverte se propagèrent comme une flamme, attirant des scientifiques, des archéologues et même des aventuriers venus de tous les coins du monde. L'équipe du Dr Watson partit en explorateur cette cité antique.<text:line-break/><text:line-break/>Au fur et à mesure qu'ils descendirent plus profond dans la ville, ils découvrirent des technologies avancées, des énigmes complexes, et des messages cryptiques laissés par une civilisation mystérieuse. Chaque nouvelle découverte les rapprochait de comprendre cette civilisation qui avait habitée la cité.<text:line-break/><text:line-break/>Chapitre 3 : L'Énigme<text:line-break/><text:line-break/>L'un des objets ayant attiré l'attention du Dr Watson était une étrange machine qui projettait un champ d'énergie inédit. Il pensait qu'elle pourrait être la clé pour déverser de nouvelles secrets à partir de cette ville.<text:line-break/><text:line-break/>Son équipe travailla farouchement, tentant de comprendre comment activer et contrôler le fonctionnement de cette machine. En dégageant chaque couche du mystère, ils furent attirés par un complexe tissu de connaissances et de sagesse qui franchit les limites du temps et de l'espace.<text:line-break/><text:line-break/>Chapitre 4 : La Révélation<text:line-break/><text:line-break/>Enfin, ils réussirent à activer la machine. Un torrent d'information sortit de celle-ci, remplissant l'air d'un éclat lumineux. Lentement mais sûrement, ils commencèrent à reconstituer un message venant du passé - un message qui changerait l'histoire de l'humanité.<text:line-break/><text:line-break/>En continuant à déchiffrer les messages, ils découvrirent que cette civilisation avaient atteint des niveaux extraordinaires. Ils avaient maîtrisé le temps, les communications intergalactiques et la manipulation de matière en soi.<text:line-break/><text:line-break/>Chapitre 5 : La Légende<text:line-break/><text:line-break/>Ils parvinrent finalement à activer la machine. Un torrent d'information sortit de celle-ci, remplissant l'air d'un éclat lumineux. Lentement mais sûrement, ils commencèrent à reconstituer un <text:soft-page-break/>message venant du passé - un message qui changerait l'histoire de l'humanité.<text:line-break/><text:line-break/>En continuant à déchiffrer les messages, ils découvrirent que cette civilisation avaient atteint des niveaux extraordinaires. Ils avaient maîtrisé le temps, les communications intergalactiques et la manipulation de matière en so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2:46:47.129773728</meta:creation-date>
    <dc:date>2024-03-20T12:55:16.225167005</dc:date>
    <meta:editing-duration>PT8M29S</meta:editing-duration>
    <meta:editing-cycles>1</meta:editing-cycles>
    <meta:document-statistic meta:table-count="0" meta:image-count="0" meta:object-count="0" meta:page-count="3" meta:paragraph-count="6" meta:word-count="862" meta:character-count="5599" meta:non-whitespace-character-count="4713"/>
    <meta:generator>LibreOffice/24.2.1.2$Linux_X86_64 LibreOffice_project/db4def46b0453cc22e2d0305797cf981b68ef5ac</meta:generator>
  </office:meta>
</office:document-meta>
</file>